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ae65e" officeooo:paragraph-rsid="000ae65e"/>
    </style:style>
    <style:style style:name="P3" style:family="paragraph" style:parent-style-name="Text_20_body" style:list-style-name="L1">
      <style:text-properties officeooo:rsid="00125215" officeooo:paragraph-rsid="00125215"/>
    </style:style>
    <style:style style:name="T1" style:family="text">
      <style:text-properties officeooo:rsid="000b8cee"/>
    </style:style>
    <style:style style:name="T2" style:family="text">
      <style:text-properties officeooo:rsid="000d36bb"/>
    </style:style>
    <style:style style:name="T3" style:family="text">
      <style:text-properties officeooo:rsid="00102b94"/>
    </style:style>
    <style:style style:name="T4" style:family="text">
      <style:text-properties officeooo:rsid="0015424d"/>
    </style:style>
    <style:style style:name="T5" style:family="text">
      <style:text-properties officeooo:rsid="001661e7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mans 11:33-36</text:h>
      <text:h text:style-name="Heading_20_2" text:outline-level="2"><text:bookmark text:name="en-GNT-31276"/>Praise to God</text:h>
      <text:list xml:id="list2983657029" text:style-name="L1">
        <text:list-item>
          <text:p text:style-name="P1">How great are God's riches! How deep are his wisdom and knowledge! Who can explain his decisions? Who can understand his ways? <text:bookmark text:name="en-GNT-31277"/>As the scripture says, “Who knows the mind of the Lord? Who is able to give him advice?<text:bookmark text:name="en-GNT-31278"/> Who has ever given him anything, so that he had to pay it back?”<text:bookmark text:name="en-GNT-31279"/> For all things were created by him, and all things exist through him and for him. To God be the glory forever! Amen.</text:p>
        </text:list-item>
        <text:list-item>
          <text:p text:style-name="P2">In these few verses we see the depth, height, <text:span text:style-name="T1">breath, </text:span>greatness of the Lord, it is all beyond our imagination/<text:span text:style-name="T1">comprehension</text:span>. <text:span text:style-name="T1">The Lord is the creator of all thing</text:span><text:span text:style-name="T2">s</text:span><text:span text:style-name="T1">, </text:span><text:span text:style-name="T2">he does not need anything from his creation but creation exists through and for him.</text:span><text:span text:style-name="T1"> </text:span><text:span text:style-name="T3">Hence, to God be the glory now and forever!</text:span></text:p>
        </text:list-item>
        <text:list-item>
          <text:p text:style-name="P3">From his great riches, wisdom, knowledge and all <text:span text:style-name="T5">provisions</text:span> we can all be satiated beyond our wildest imaginations, let’s tap in these blessings by living as he instrusts us. <text:span text:style-name="T4">Let’s have reverence for the Lord in truth and in spirit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08:30:25.972813758</meta:creation-date>
    <dc:date>2021-08-26T08:42:42.817547104</dc:date>
    <meta:editing-duration>PT12M13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77" meta:character-count="951" meta:non-whitespace-character-count="782"/>
  </office:meta>
</office:document-meta>
</file>